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9EE23E808B81B27E.png" manifest:media-type="image/png"/>
  <manifest:file-entry manifest:full-path="Pictures/10000201000001D3000001D34D088BB3F5082CE1.png" manifest:media-type="image/png"/>
  <manifest:file-entry manifest:full-path="Pictures/10000492000031DE000031DE8EFC88897EF29669.svg" manifest:media-type="image/svg+xml"/>
  <manifest:file-entry manifest:full-path="Pictures/1000044D0000313A0000313A231552C03B3EF39A.svg" manifest:media-type="image/svg+xml"/>
  <manifest:file-entry manifest:full-path="Pictures/10000201000001D8000001D80B2122E73CDA0914.png" manifest:media-type="image/png"/>
  <manifest:file-entry manifest:full-path="Pictures/10000201000001D2000001D248FA3E13A668E2B4.png" manifest:media-type="image/png"/>
  <manifest:file-entry manifest:full-path="Pictures/100002010000020000000200D81D90A4B8114A18.png" manifest:media-type="image/png"/>
  <manifest:file-entry manifest:full-path="Pictures/100008B30000314D0000314DF71C79615E93670E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297cm" table:align="left"/>
    </style:style>
    <style:style style:name="Таблица1.A" style:family="table-column">
      <style:table-column-properties style:column-width="1.189cm"/>
    </style:style>
    <style:style style:name="Таблица1.B" style:family="table-column">
      <style:table-column-properties style:column-width="3.108cm"/>
    </style:style>
    <style:style style:name="Таблица1.1" style:family="table-row">
      <style:table-row-properties style:min-row-height="0.811cm"/>
    </style:style>
    <style:style style:name="Таблица1.A1" style:family="table-cell">
      <style:table-cell-properties fo:padding="0.097cm" fo:border="0.05pt solid #000000"/>
    </style:style>
    <style:style style:name="Таблица1.2" style:family="table-row">
      <style:table-row-properties style:min-row-height="1.78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f31f" officeooo:paragraph-rsid="0000f31f"/>
    </style:style>
    <style:style style:name="P2" style:family="paragraph" style:parent-style-name="Standard">
      <style:paragraph-properties fo:text-align="center" style:justify-single-word="false"/>
      <style:text-properties officeooo:rsid="0000f31f" officeooo:paragraph-rsid="0008a99c"/>
    </style:style>
    <style:style style:name="P3" style:family="paragraph" style:parent-style-name="Table_20_Contents">
      <style:text-properties officeooo:paragraph-rsid="000fa29f"/>
    </style:style>
    <style:style style:name="P4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18pt" officeooo:rsid="0000f31f" officeooo:paragraph-rsid="000fa29f" style:font-size-asian="18pt" style:font-size-complex="18pt"/>
    </style:style>
    <style:style style:name="P5" style:family="paragraph" style:parent-style-name="Table_20_Contents">
      <style:paragraph-properties fo:margin-top="0.101cm" fo:margin-bottom="0cm" loext:contextual-spacing="false" fo:text-align="center" style:justify-single-word="false"/>
      <style:text-properties fo:font-size="14pt" officeooo:rsid="000fa29f" officeooo:paragraph-rsid="000fa29f" style:font-size-asian="14pt" style:font-size-complex="14pt"/>
    </style:style>
    <style:style style:name="P6" style:family="paragraph" style:parent-style-name="Table_20_Contents">
      <style:paragraph-properties fo:margin-top="0.3cm" fo:margin-bottom="0cm" loext:contextual-spacing="false"/>
      <style:text-properties officeooo:paragraph-rsid="000fa29f"/>
    </style:style>
    <style:style style:name="P7" style:family="paragraph" style:parent-style-name="Standard">
      <style:text-properties style:font-name="Liberation Serif" fo:font-size="14pt" fo:language="ru" fo:country="RU" fo:font-weight="bold" officeooo:rsid="0000f31f" officeooo:paragraph-rsid="000668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101cm" fo:margin-bottom="0cm" loext:contextual-spacing="false" fo:text-align="center" style:justify-single-word="false"/>
      <style:text-properties fo:font-size="18pt" officeooo:rsid="0000f31f" officeooo:paragraph-rsid="0008a99c" style:font-size-asian="18pt" style:font-size-complex="18pt"/>
    </style:style>
    <style:style style:name="T1" style:family="text">
      <style:text-properties fo:font-size="18pt" officeooo:rsid="0005170e" style:font-size-asian="18pt" style:font-size-complex="18pt"/>
    </style:style>
    <style:style style:name="T2" style:family="text">
      <style:text-properties fo:font-size="18pt" officeooo:rsid="000fa29f" style:font-size-asian="18pt" style:font-size-complex="18pt"/>
    </style:style>
    <style:style style:name="T3" style:family="text">
      <style:text-properties officeooo:rsid="000fa29f"/>
    </style:style>
    <style:style style:name="T4" style:family="text">
      <style:text-properties fo:font-size="28pt" officeooo:rsid="000fa29f" style:font-size-asian="28pt" style:font-size-complex="28pt"/>
    </style:style>
    <style:style style:name="T5" style:family="text">
      <style:text-properties fo:font-size="10pt" officeooo:rsid="000fa29f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7">Кинжал <text:span text:style-name="T3">|</text:span> Дубина</text:p>
            <text:p text:style-name="P7">Серп <text:span text:style-name="T3">|</text:span> Посох…</text:p>
          </table:table-cell>
          <table:covered-table-cell/>
        </table:table-row>
        <table:table-row table:style-name="Таблица1.2">
          <table:table-cell table:style-name="Таблица1.A2" office:value-type="string">
            <text:p text:style-name="P2"><draw:frame draw:style-name="fr1" draw:name="Изображение4" text:anchor-type="as-char" svg:y="-0.661cm" svg:width="0.801cm" svg:height="0.801cm" draw:z-index="1"><draw:image xlink:href="Pictures/10000492000031DE000031DE8EFC88897EF29669.svg" xlink:type="simple" xlink:show="embed" xlink:actuate="onLoad" loext:mime-type="image/svg+xml"/><draw:image xlink:href="Pictures/10000201000001D8000001D80B2122E73CDA0914.png" xlink:type="simple" xlink:show="embed" xlink:actuate="onLoad"/></draw:frame></text:p>
            <text:p text:style-name="P8">d6</text:p>
            <text:p text:style-name="P4"><draw:frame draw:style-name="fr4" draw:name="Изображение7" text:anchor-type="as-char" svg:width="0.801cm" svg:height="0.801cm" draw:z-index="7"><draw:image xlink:href="Pictures/100002010000020000000200D81D90A4B8114A18.png" xlink:type="simple" xlink:show="embed" xlink:actuate="onLoad" loext:mime-type="image/png"/></draw:frame></text:p>
            <text:p text:style-name="P5">5</text:p>
          </table:table-cell>
          <table:table-cell table:style-name="Таблица1.B2" office:value-type="string">
            <text:p text:style-name="P3"><draw:frame draw:style-name="fr3" draw:name="Изображение8" text:anchor-type="as-char" svg:width="0.801cm" svg:height="0.801cm" draw:z-index="4"><draw:image xlink:href="Pictures/1000044D0000313A0000313A231552C03B3EF39A.svg" xlink:type="simple" xlink:show="embed" xlink:actuate="onLoad" loext:mime-type="image/svg+xml"/><draw:image xlink:href="Pictures/10000201000001D2000001D248FA3E13A668E2B4.png" xlink:type="simple" xlink:show="embed" xlink:actuate="onLoad"/></draw:frame><draw:frame draw:style-name="fr3" draw:name="Изображение6" text:anchor-type="as-char" svg:width="0.801cm" svg:height="0.801cm" draw:z-index="5"><draw:image xlink:href="Pictures/1000044D0000313A0000313A231552C03B3EF39A.svg" xlink:type="simple" xlink:show="embed" xlink:actuate="onLoad" loext:mime-type="image/svg+xml"/><draw:image xlink:href="Pictures/10000201000001D2000001D248FA3E13A668E2B4.png" xlink:type="simple" xlink:show="embed" xlink:actuate="onLoad"/></draw:frame></text:p>
            <text:p text:style-name="P6"><draw:frame draw:style-name="fr3" draw:name="Изображение3" text:anchor-type="as-char" svg:width="0.801cm" svg:height="0.801cm" draw:z-index="0"><draw:image xlink:href="Pictures/100008B30000314D0000314DF71C79615E93670E.svg" xlink:type="simple" xlink:show="embed" xlink:actuate="onLoad" loext:mime-type="image/svg+xml"/><draw:image xlink:href="Pictures/10000201000001D3000001D34D088BB3F5082CE1.png" xlink:type="simple" xlink:show="embed" xlink:actuate="onLoad"/></draw:frame><text:s text:c="9"/></text:p>
            <text:p text:style-name="P6"><text:span text:style-name="T1"><draw:frame draw:style-name="fr2" draw:name="Изображение1" text:anchor-type="as-char" svg:width="0.801cm" svg:height="0.801cm" draw:z-index="2"><draw:image xlink:href="Pictures/1000020100000200000002009EE23E808B81B27E.png" xlink:type="simple" xlink:show="embed" xlink:actuate="onLoad" loext:mime-type="image/png"/></draw:frame></text:span><text:span text:style-name="T1"><draw:frame draw:style-name="fr2" draw:name="Изображение2" text:anchor-type="as-char" svg:width="0.801cm" svg:height="0.801cm" draw:z-index="3"><draw:image xlink:href="Pictures/1000020100000200000002009EE23E808B81B27E.png" xlink:type="simple" xlink:show="embed" xlink:actuate="onLoad" loext:mime-type="image/png"/></draw:frame></text:span><text:span text:style-name="T1"><draw:frame draw:style-name="fr2" draw:name="Изображение5" text:anchor-type="as-char" svg:width="0.801cm" svg:height="0.801cm" draw:z-index="6"><draw:image xlink:href="Pictures/1000020100000200000002009EE23E808B81B27E.png" xlink:type="simple" xlink:show="embed" xlink:actuate="onLoad" loext:mime-type="image/png"/></draw:frame>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3-03T07:57:44.906803297</dc:date>
    <meta:editing-duration>PT39M4S</meta:editing-duration>
    <meta:editing-cycles>11</meta:editing-cycles>
    <meta:document-statistic meta:table-count="1" meta:image-count="8" meta:object-count="0" meta:page-count="1" meta:paragraph-count="9" meta:word-count="8" meta:character-count="40" meta:non-whitespace-character-count="27"/>
  </office:meta>
</office:document-meta>
</file>